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tyle="normal" style:text-underline-style="none" fo:font-weight="normal" officeooo:rsid="0024bea7" officeooo:paragraph-rsid="0024bea7" style:font-style-asian="normal" style:font-weight-asian="normal" style:font-style-complex="normal" style:font-weight-complex="normal"/>
    </style:style>
    <style:style style:name="P2" style:family="paragraph" style:parent-style-name="Standard">
      <style:text-properties fo:font-style="normal" style:text-underline-style="none" fo:font-weight="normal" officeooo:rsid="00252f47" officeooo:paragraph-rsid="00252f47"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2847a4" officeooo:paragraph-rsid="002847a4"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28c14a" officeooo:paragraph-rsid="0028c14a"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28c14a" officeooo:paragraph-rsid="002c1572" style:font-style-asian="normal" style:font-weight-asian="normal" style:font-style-complex="normal" style:font-weight-complex="normal"/>
    </style:style>
    <style:style style:name="P6" style:family="paragraph" style:parent-style-name="Standard" style:list-style-name="L2">
      <style:text-properties fo:font-style="normal" style:text-underline-style="none" fo:font-weight="normal" officeooo:rsid="0028c14a" officeooo:paragraph-rsid="002c1572"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8c14a" officeooo:paragraph-rsid="002e3f7e"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28c14a" officeooo:paragraph-rsid="002ffd65"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8c14a" officeooo:paragraph-rsid="00543e4a"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30dfa4" officeooo:paragraph-rsid="00358991"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36366d" officeooo:paragraph-rsid="0036366d" style:font-style-asian="normal" style:font-weight-asian="normal" style:font-style-complex="normal" style:font-weight-complex="normal"/>
    </style:style>
    <style:style style:name="P12" style:family="paragraph" style:parent-style-name="Standard" style:list-style-name="L3">
      <style:text-properties fo:font-style="normal" style:text-underline-style="none" fo:font-weight="normal" officeooo:rsid="0040eca9" officeooo:paragraph-rsid="0040eca9" style:font-style-asian="normal" style:font-weight-asian="normal" style:font-style-complex="normal" style:font-weight-complex="normal"/>
    </style:style>
    <style:style style:name="P13" style:family="paragraph" style:parent-style-name="Standard" style:list-style-name="L3">
      <style:text-properties fo:font-style="normal" style:text-underline-style="none" fo:font-weight="normal" officeooo:rsid="004b6c70" officeooo:paragraph-rsid="004b6c70"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50e2f4" officeooo:paragraph-rsid="0050e2f4"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4e57fd" officeooo:paragraph-rsid="00543ccc" style:font-style-asian="normal" style:font-weight-asian="normal" style:font-style-complex="normal" style:font-weight-complex="normal"/>
    </style:style>
    <style:style style:name="P16" style:family="paragraph" style:parent-style-name="Standard" style:list-style-name="L4">
      <style:text-properties fo:font-style="normal" style:text-underline-style="none" fo:font-weight="normal" officeooo:rsid="004e57fd" officeooo:paragraph-rsid="00543ccc" style:font-style-asian="normal" style:font-weight-asian="normal" style:font-style-complex="normal" style:font-weight-complex="normal"/>
    </style:style>
    <style:style style:name="P17" style:family="paragraph" style:parent-style-name="Standard">
      <style:text-properties fo:font-style="normal" style:text-underline-style="none" fo:font-weight="bold" officeooo:rsid="00252f47" officeooo:paragraph-rsid="00252f47"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24bea7" officeooo:paragraph-rsid="0024bea7" style:font-style-asian="normal" style:font-weight-asian="bold" style:font-style-complex="normal" style:font-weight-complex="bold"/>
    </style:style>
    <style:style style:name="P19" style:family="paragraph" style:parent-style-name="Standard">
      <style:text-properties fo:font-style="normal" style:text-underline-style="none" fo:font-weight="bold" officeooo:rsid="00409e33" officeooo:paragraph-rsid="00409e33" style:font-style-asian="normal" style:font-weight-asian="bold" style:font-style-complex="normal" style:font-weight-complex="bold"/>
    </style:style>
    <style:style style:name="P20" style:family="paragraph" style:parent-style-name="Standard" style:list-style-name="L3">
      <style:text-properties fo:font-style="normal" style:text-underline-style="none" fo:font-weight="bold" officeooo:rsid="00409e33" officeooo:paragraph-rsid="00409e33" style:font-style-asian="normal" style:font-weight-asian="bold" style:font-style-complex="normal" style:font-weight-complex="bold"/>
    </style:style>
    <style:style style:name="P21" style:family="paragraph" style:parent-style-name="Standard" style:list-style-name="L3">
      <style:text-properties fo:font-style="normal" style:text-underline-style="none" fo:font-weight="bold" officeooo:rsid="0040eca9" officeooo:paragraph-rsid="0040eca9" style:font-style-asian="normal" style:font-weight-asian="bold" style:font-style-complex="normal" style:font-weight-complex="bold"/>
    </style:style>
    <style:style style:name="P22" style:family="paragraph" style:parent-style-name="Standard">
      <style:text-properties fo:font-style="normal" style:text-underline-style="none" fo:font-weight="bold" officeooo:rsid="002847a4" officeooo:paragraph-rsid="002847a4" style:font-style-asian="normal" style:font-weight-asian="bold" style:font-style-complex="normal" style:font-weight-complex="bold"/>
    </style:style>
    <style:style style:name="P23" style:family="paragraph" style:parent-style-name="Standard">
      <style:text-properties fo:font-style="normal" style:text-underline-style="none" fo:font-weight="bold" officeooo:rsid="004e57fd" officeooo:paragraph-rsid="00543ccc" style:font-style-asian="normal" style:font-weight-asian="bold" style:font-style-complex="normal" style:font-weight-complex="bold"/>
    </style:style>
    <style:style style:name="P24" style:family="paragraph" style:parent-style-name="Standard" style:list-style-name="L1">
      <style:text-properties officeooo:paragraph-rsid="00252f47"/>
    </style:style>
    <style:style style:name="P25" style:family="paragraph" style:parent-style-name="Standard" style:list-style-name="L1">
      <style:text-properties officeooo:rsid="00252f47" officeooo:paragraph-rsid="00252f47"/>
    </style:style>
    <style:style style:name="P26" style:family="paragraph" style:parent-style-name="Standard" style:list-style-name="L4">
      <style:text-properties officeooo:rsid="00252f47" officeooo:paragraph-rsid="00543ccc"/>
    </style:style>
    <style:style style:name="P27" style:family="paragraph" style:parent-style-name="Standard">
      <style:text-properties officeooo:rsid="004e57fd" officeooo:paragraph-rsid="00252f47"/>
    </style:style>
    <style:style style:name="P28" style:family="paragraph" style:parent-style-name="Standard" style:list-style-name="L4">
      <style:text-properties officeooo:paragraph-rsid="00543ccc"/>
    </style:style>
    <style:style style:name="T1" style:family="text">
      <style:text-properties fo:font-weight="normal" style:font-weight-asian="normal" style:font-weight-complex="normal"/>
    </style:style>
    <style:style style:name="T2" style:family="text">
      <style:text-properties fo:font-weight="normal" officeooo:rsid="002c1572" style:font-weight-asian="normal" style:font-weight-complex="normal"/>
    </style:style>
    <style:style style:name="T3" style:family="text">
      <style:text-properties fo:font-weight="normal" officeooo:rsid="002c62fc" style:font-weight-asian="normal" style:font-weight-complex="normal"/>
    </style:style>
    <style:style style:name="T4" style:family="text">
      <style:text-properties fo:font-weight="normal" officeooo:rsid="002ffd65" style:font-weight-asian="normal" style:font-weight-complex="normal"/>
    </style:style>
    <style:style style:name="T5" style:family="text">
      <style:text-properties fo:font-weight="normal" officeooo:rsid="004146d3" style:font-weight-asian="normal" style:font-weight-complex="normal"/>
    </style:style>
    <style:style style:name="T6" style:family="text">
      <style:text-properties fo:font-weight="normal" officeooo:rsid="004342d5" style:font-weight-asian="normal" style:font-weight-complex="normal"/>
    </style:style>
    <style:style style:name="T7" style:family="text">
      <style:text-properties fo:font-weight="normal" officeooo:rsid="0044d1bb" style:font-weight-asian="normal" style:font-weight-complex="normal"/>
    </style:style>
    <style:style style:name="T8" style:family="text">
      <style:text-properties fo:font-weight="normal" officeooo:rsid="0047530f" style:font-weight-asian="normal" style:font-weight-complex="normal"/>
    </style:style>
    <style:style style:name="T9" style:family="text">
      <style:text-properties fo:font-weight="normal" officeooo:rsid="0047f97e" style:font-weight-asian="normal" style:font-weight-complex="normal"/>
    </style:style>
    <style:style style:name="T10" style:family="text">
      <style:text-properties fo:font-weight="normal" officeooo:rsid="0048b194" style:font-weight-asian="normal" style:font-weight-complex="normal"/>
    </style:style>
    <style:style style:name="T11" style:family="text">
      <style:text-properties fo:font-weight="normal" officeooo:rsid="00543e4a" style:font-weight-asian="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252f47" style:font-style-asian="normal" style:font-weight-asian="normal" style:font-style-complex="normal" style:font-weight-complex="normal"/>
    </style:style>
    <style:style style:name="T14" style:family="text">
      <style:text-properties fo:font-style="normal" style:text-underline-style="none" fo:font-weight="normal" officeooo:rsid="00267682"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c1572" style:font-weight-asian="bold" style:font-weight-complex="bold"/>
    </style:style>
    <style:style style:name="T17" style:family="text">
      <style:text-properties fo:font-weight="bold" officeooo:rsid="002ffd65" style:font-weight-asian="bold" style:font-weight-complex="bold"/>
    </style:style>
    <style:style style:name="T18" style:family="text">
      <style:text-properties fo:font-weight="bold" officeooo:rsid="00543e4a" style:font-weight-asian="bold" style:font-weight-complex="bold"/>
    </style:style>
    <style:style style:name="T19" style:family="text">
      <style:text-properties officeooo:rsid="002ffd65"/>
    </style:style>
    <style:style style:name="T20" style:family="text">
      <style:text-properties officeooo:rsid="0032c8ac"/>
    </style:style>
    <style:style style:name="T21" style:family="text">
      <style:text-properties officeooo:rsid="0034800c"/>
    </style:style>
    <style:style style:name="T22" style:family="text">
      <style:text-properties officeooo:rsid="00358991"/>
    </style:style>
    <style:style style:name="T23" style:family="text">
      <style:text-properties officeooo:rsid="0038b0a9"/>
    </style:style>
    <style:style style:name="T24" style:family="text">
      <style:text-properties officeooo:rsid="00543e4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Who writes code, or does other technical work on your product? Was any of it done by a non-founder? Please explain.</text:p>
      <text:p text:style-name="P10">We have some prototypes <text:span text:style-name="T21">which show the basic app usage</text:span>. </text:p>
      <text:p text:style-name="P10"><text:span text:style-name="T20">Technical work or operations are done by in-house developers and </text:span><text:span text:style-name="T22">sometimes the work was outsources to other companies</text:span><text:span text:style-name="T20">. </text:span></text:p>
      <text:p text:style-name="P1"/>
      <text:p text:style-name="P18">Are you looking for a cofounder?</text:p>
      <text:p text:style-name="P11">Yes, we are looking for business partners or the people who are willing to make a sacrifice <text:span text:style-name="T23">for the success of the business and for larger profit sharing opportunities. </text:span></text:p>
      <text:p text:style-name="P1"/>
      <text:p text:style-name="P1"><text:span text:style-name="T15">Describe what your company does in 50 characters or less.</text:span>*<text:line-break/>Iron standard is a service which enables individuals to lead, learn and monetize their healthy life habits. Iron standard creates networking solutions for experts and enables them to connect more easily with their clients. It enables professionals and recreatives frictionless and supporting environment for their health and fitness goals. </text:p>
      <text:p text:style-name="P1"/>
      <text:p text:style-name="P18">Company URL, if any</text:p>
      <text:p text:style-name="P1"><text:a xlink:type="simple" xlink:href="https://dominikstipic.github.io/dstipic.github.io/" text:style-name="Internet_20_link" text:visited-style-name="Visited_20_Internet_20_Link">https://dominikstipic.github.io/dstipic.github.io/</text:a></text:p>
      <text:p text:style-name="P1"/>
      <text:p text:style-name="P18">If you have a demo, attach it below.</text:p>
      <text:p text:style-name="P1"/>
      <text:p text:style-name="P18">What is your company going to make? Please describe your product and what it does or will do.<text:line-break/><text:span text:style-name="T1">Iron standard creates networking solutions for experts and enables them to connect more easily with their clients. It enables professionals and recreatives frictionless and supporting environment for their health and fitness goals. </text:span></text:p>
      <text:p text:style-name="P19"><text:span text:style-name="T1">User which downloads an application receives the following services:</text:span></text:p>
      <text:list xml:id="list2182790712" text:style-name="L3">
        <text:list-item>
          <text:p text:style-name="P20"><text:span text:style-name="T1">He can define his region where he wants to lead healthy lifestyle. </text:span><text:span text:style-name="T6">In this region he is able<text:line-break/>to </text:span><text:span text:style-name="T7">gain </text:span><text:span text:style-name="T6">opportunities </text:span><text:span text:style-name="T7">related </text:span><text:span text:style-name="T8">to fitness and health. </text:span></text:p>
        </text:list-item>
        <text:list-item>
          <text:p text:style-name="P21"><text:span text:style-name="T1">He receives analytics solutions </text:span><text:span text:style-name="T5">where he </text:span><text:span text:style-name="T9">can track his </text:span><text:span text:style-name="T10">progress and be rewared for it. </text:span></text:p>
        </text:list-item>
        <text:list-item>
          <text:p text:style-name="P12">Planning incentivization features. </text:p>
        </text:list-item>
        <text:list-item>
          <text:p text:style-name="P13">Connection with experts and the topics which he finds interesting and where he wants to gain some progress. </text:p>
        </text:list-item>
      </text:list>
      <text:p text:style-name="P1"/>
      <text:p text:style-name="P2">Where do you live now, and where would the company be based after YC?</text:p>
      <text:p text:style-name="P17">Dubrovnik</text:p>
      <text:p text:style-name="P17"/>
      <text:p text:style-name="P17">Explain your decision regarding location.</text:p>
      <text:p text:style-name="P17"/>
      <text:p text:style-name="P27"><text:span text:style-name="T12"/></text:p>
      <text:p text:style-name="P2"/>
      <text:p text:style-name="P17">How long have each of you been working on this? How much of that has been full-time? Please explain.</text:p>
      <text:p text:style-name="P2"/>
      <text:p text:style-name="P17">What tech stack are you using, or planning to use, to build this product?</text:p>
      <text:p text:style-name="P14">Android <text:span text:style-name="T24">Java</text:span>, <text:span text:style-name="T24">Python, </text:span><text:s/></text:p>
      <text:p text:style-name="P17">What is your company going to make? Please describe your product and what it does or will do.</text:p>
      <text:p text:style-name="P3"><text:s/>An iron standard is a fitness and health management system for organizing your health and fitness information in one place. </text:p>
      <text:p text:style-name="P3"/>
      <text:p text:style-name="P3"/>
      <text:p text:style-name="P22"><text:soft-page-break/>How far along are you?</text:p>
      <text:list xml:id="list1301476398" text:style-name="L4">
        <text:list-item>
          <text:p text:style-name="P28"><text:span text:style-name="T13">I created a sign in fronted</text:span></text:p>
        </text:list-item>
        <text:list-item>
          <text:p text:style-name="P26"><text:span text:style-name="T12">Registration page</text:span></text:p>
        </text:list-item>
        <text:list-item>
          <text:p text:style-name="P26"><text:span text:style-name="T12">Profile</text:span></text:p>
        </text:list-item>
        <text:list-item>
          <text:p text:style-name="P26"><text:span text:style-name="T12">Connection to </text:span><text:span text:style-name="T14">D</text:span><text:span text:style-name="T12">igitalOcean database</text:span></text:p>
        </text:list-item>
        <text:list-item>
          <text:p text:style-name="P26"><text:span text:style-name="T12">Timerseries monitoring</text:span></text:p>
        </text:list-item>
        <text:list-item>
          <text:p text:style-name="P16">Market</text:p>
        </text:list-item>
      </text:list>
      <text:p text:style-name="P15"/>
      <text:p text:style-name="P15"/>
      <text:p text:style-name="P23">How long have each of you been working on this? How much of that has been full-time? Please explain.</text:p>
      <text:p text:style-name="P4"><text:span text:style-name="Strong_20_Emphasis"><text:span text:style-name="T1"/></text:span></text:p>
      <text:p text:style-name="P4"><text:span text:style-name="Strong_20_Emphasis"><text:span text:style-name="T1"/></text:span></text:p>
      <text:p text:style-name="P5"><text:span text:style-name="Strong_20_Emphasis"><text:span text:style-name="T16">Competitors:</text:span></text:span></text:p>
      <text:list xml:id="list3408635231" text:style-name="L2">
        <text:list-item>
          <text:p text:style-name="P6"><text:span text:style-name="Strong_20_Emphasis"><text:span text:style-name="T3">S</text:span></text:span><text:span text:style-name="Strong_20_Emphasis"><text:span text:style-name="T2">tartingstrength</text:span></text:span></text:p>
        </text:list-item>
      </text:list>
      <text:p text:style-name="P7"><text:span text:style-name="Strong_20_Emphasis"><text:span text:style-name="T1"/></text:span></text:p>
      <text:p text:style-name="P7"><text:span text:style-name="Strong_20_Emphasis"><text:span text:style-name="T15"/></text:span></text:p>
      <text:p text:style-name="P7"><text:span text:style-name="Strong_20_Emphasis"><text:span text:style-name="T15">Why did you pick this idea to work on? Do you have domain expertise in this area? How do you know people need what you're making?</text:span></text:span></text:p>
      <text:p text:style-name="P8"><text:span text:style-name="Strong_20_Emphasis"><text:span text:style-name="T4">Because </text:span></text:span></text:p>
      <text:p text:style-name="P8"><text:span text:style-name="Strong_20_Emphasis"><text:span text:style-name="T4"/></text:span></text:p>
      <text:p text:style-name="P8"><text:span text:style-name="Strong_20_Emphasis"><text:span text:style-name="T4"/></text:span></text:p>
      <text:p text:style-name="P8"><text:span text:style-name="Strong_20_Emphasis"><text:span text:style-name="T4">---------------------------------------------</text:span></text:span></text:p>
      <text:p text:style-name="P8"><text:span text:style-name="Strong_20_Emphasis"><text:span text:style-name="T4"/></text:span></text:p>
      <text:p text:style-name="P8"><text:span text:style-name="Strong_20_Emphasis"><text:span text:style-name="T17">What convinced you to apply to Y Combinator? Did someone encourage you to apply? Have you been to any YC events?</text:span></text:span></text:p>
      <text:p text:style-name="P9"><text:span text:style-name="Strong_20_Emphasis"><text:span text:style-name="T11">I have stumbled at it myself</text:span></text:span></text:p>
      <text:p text:style-name="P9"><text:span text:style-name="Strong_20_Emphasis"><text:span text:style-name="T18"/></text:span></text:p>
      <text:p text:style-name="P9"><text:span text:style-name="Strong_20_Emphasis"><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10:24:21.878914150</meta:creation-date>
    <meta:generator>LibreOffice/7.3.7.2$Linux_X86_64 LibreOffice_project/30$Build-2</meta:generator>
    <dc:date>2024-07-02T14:07:42.449501788</dc:date>
    <meta:editing-duration>PT10H39M30S</meta:editing-duration>
    <meta:editing-cycles>64</meta:editing-cycles>
    <meta:document-statistic meta:table-count="0" meta:image-count="0" meta:object-count="0" meta:page-count="2" meta:paragraph-count="38" meta:word-count="479" meta:character-count="2895" meta:non-whitespace-character-count="2451"/>
  </office:meta>
</office:document-meta>
</file>